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rror.generateSaxFragment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 , boolean i18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Error.ValidationError( XMLizable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, boolean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